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text-properties officeooo:rsid="00127772" officeooo:paragraph-rsid="00127772"/>
    </style:style>
    <style:style style:name="P2" style:family="paragraph" style:parent-style-name="Standard" style:master-page-name="Standard">
      <style:paragraph-properties style:page-number="1"/>
    </style:style>
    <style:style style:name="T1"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Gry typu gacha (od japońskiej nazwy na automaty z drobnymi zabawkami w kapsułkach, często takie coś stoi przy wejściu do większych marketów, centrów handlowych i tak dalej) żerują na ludzkiej skłonności do hazardu i nabijania punkcików. Zawsze jest coś więcej do zrobienia, kolejny wojownik do wylosowania, jakieś surowce do zdobycia. Tymczasem w jakimś zakątku umysłu, prędzej czy później, pojawia się zdradziecka myśl, że w sumie można by kupić odrobinkę waluty premium…</text:p>
      <text:p text:style-name="Standard"/>
      <text:p text:style-name="Standard">Po zobaczeniu Fate/Zero (recenzja w tym numerze) nabrałem ochoty na dalsze zagłębienie się w uniwersum tego serialu. Tak się złożyło, że pewien znajomy grał akurat w grę mobilną o tytule „Fate/Grand Order” i zapadło mi to w pamięć. Po pewnych problemach (aplikacja oficjalnie nie jest dostępna w Europie, zamiast z Google Play musiałem ją ściągać z Apk Pure, które nie bierze pod uwagę w jakim kraju jesteśmy) ściągnąłem, odpaliłem…</text:p>
      <text:p text:style-name="Standard"/>
      <text:p text:style-name="Standard">Gra zaczyna się dość niejasno. Zaczynamy od bitwy, w której kierujemy trójką Sług, nie wiedząc co się dzieje ani czemu walczymy, by następnie oberwać prosto w twarz sporą dawką informacji, zupełnie jakby twórcy lubili się znęcać nad mózgami graczy. W skrócie – gramy jako rekrut organizacji o nazwie Chaldea, stosującej razem magię i technologię, by strzec ludzkości przed wyginięciem. W tym celu stworzyła ona kilka ciekawych narzędzi, które mają jej to ułatwić. Mamy tu między innymi wielki model Ziemi połączony z komputerami, który w razie problemów ma pokazywać, z której strony nadciąga zagrożenie dla ludzkości, maszynę do tak zwanych „rayshiftów”, czyli skoków w czasie, oraz system do przywoływania Sług.</text:p>
      <text:p text:style-name="Standard"/>
      <text:p text:style-name="Standard">Nasz bohater przybywa do Chaldei w idealnym momencie – właśnie wykryto dziwaczną anomalię czasoprzestrzenną. By ją przebadać nowi rekruci dostają za zadanie wykonanie eksperymentalnego rayshifta, dokonanie zwiadu i powrót. Niestety, z tych czy innych powodów zostajemy za karę wykluczeni z pierwszej misji… dzięki czemu nie ma nas w pomieszczeniu kontrolnym gdy dochodzi do ataku bombowego. Co gorsza model Ziemi, ustawiony na rok 2018, pokazuje, że naszą kochaną planetę coś wypaliło do poziomu gołej skały. Mając po swojej stronie niedobitki Chaldei, system przywoływania Sług i jedną z asystentek, która w momencie ataku została śmiertelnie ranna i musiała się na stałe połączyć z jednym ze Sług, by przeżyć musimy uratować ludzkość! Łatwizna, prawda? Wstęp do fabuły może brzmieć banalnie, ale opowiadana historia potrafi wciągnąć. Mamy tu kilka wątków, tajemnice i bardzo dużo ciekawych postaci.</text:p>
      <text:p text:style-name="Standard"/>
      <text:p text:style-name="Standard">Pętla rozgrywki jest prosta. Walczymy, aby zdobyć zasoby i pchnąć fabułę do przodu. Wykorzystujemy zasoby, by lepiej walczyć. By walczyć zużywamy punkty akcji, które odnawiają się w czasie rzeczywistym, pozwalając na stoczenie kilku walk dziennie. Do ich odnowienia można też używać przedmiotów specjalnych, a przy każdym zdobytym przez gracza poziomie doświadczenia dostajemy za darmo cały pasek. Biorąc pod uwagę, że początkowo da się szybko nabijać kolejne levele, to początkowo rozgrywka ma naprawdę szybkie tempo, jeśli mamy czas i nie dajemy się głupio zabijać. Pomaga w tym szczególnie system współpracy z innymi graczami – można „wypożyczyć” pojedynczego Sługę, oraz samemu wypożyczać swoje. Nie dość, że dostajemy za to punkty, to jeszcze taki bohater na 90 poziomie pozwala na przebicie się przez pierwsze rozdziały fabuły jak Mongołowie przez Rosję. </text:p>
      <text:p text:style-name="Standard"/>
      <text:p text:style-name="Standard">W przeciwieństwie do serialu nasz protagonista może kontrolować więcej Sług – do sześciu <text:soft-page-break/>jednocześnie. Większość czasu spędzamy tocząc turowe walki, w trakcie których możemy aktywować umiejetności bohaterów i kazać im wykonać jeden z trzech różnych ataków. Do tego dochodzą jeszcze powiązania między atakami, umiejętności specjalne, możliwość podczepiania dodatkowych efektów do naszych postaci, stosowanie magii… Opcji taktycznych jest masa, a biorąc pod uwagę rosnący poziom trudności, niektóre pojedynki potrafią dać w kość, jeśli spróbujemy zaszarżować bez zastanowienia.</text:p>
      <text:p text:style-name="Standard"/>
      <text:p text:style-name="Standard">Oprócz fabuły (która jest całkiem rozbudowana i zapewnia rozrywkę na długi czas) mamy też kilka aktywności pobocznych – codziennie możemy brać udział w tak zwanych „darmowych zadaniach”, które dostarczają zasoby do wzmocnienia naszej drużyny. Do tego postacie, które odpowiednio rozwiniemy, aktywują pomniejsze misje fabularne, które pozwalają na ich wzmocnienie. Jak to zwykle bywa w grach na komórki, często mamy do czynienia z wydarzeniami specjalnymi, które są dobrą okazją na farmienie doświadczenia.</text:p>
      <text:p text:style-name="Standard"/>
      <text:p text:style-name="Standard">Sługi zdobywamy na dwa sposoby – niektórych można zdobywać za darmo w fabule czy przy niektórych wydarzeniach. Większość z nich zdobędziemy jednak stosując system przywoływania, który możemy aktywować przy zastosowaniu jednej z trzech walut – „biletów” (pozwalają na dokonanie jednego przywołania), „świętego kwarcu” (waluta premium, którą dostajemy za wykonywanie misji fabularnych i za regularne logowanie) oraz „punktów przyjaźni”, które dostajemy za współpracę z innymi graczami. Zbieranie kwarcu bywa nużące, dlatego dobrze jest czasem zagryźć zęby i odłożyć sobie zapas na wypadek pojawienia się wydarzeń specjalnych, które zawyżają szansę wylosowania jakiegoś silnego bohatera. </text:p>
      <text:p text:style-name="Standard"/>
      <text:p text:style-name="Standard">Nawet najciekawsze walki nie byłyby mnie w stanie zatrzymać na dłużej, gdyby nie jedna z największych zalet serii – ogromna liczba bohaterów. Miażdżąca większość Sług to postaci historyczne lub legendarne, mniej lub bardziej skrzywione przez japońskie postrzeganie kultury europejskiej albo „rule of cool”. Do tego im więcej dana postać walczy w naszych szeregach, tym więcej ciekawostek o niej odblokowujemy. Zdołałem się dowiedzieć z tej gry kilku naprawdę ciekawych i interesujących rzeczy – mamy tu postaci z legend japońskich, irlandzkich, kilku alchemików, świętych… Do wyboru, do koloru.</text:p>
      <text:p text:style-name="Standard"/>
      <text:p text:style-name="Standard">Grafika jest czytelna i przyjemna dla oka, animacje są płynne, a interfejs prosty w obsłudze. Ciężko coś przeoczyć, prawie nic nie przeszkadza… Denerwowało mnie tylko to, że jeśli korzysta się z dwóch takich samych Sług (jednego „pożyczonego” od innego gracza i jednego swojego) to nie było żadnego dodatkowego wskaźnika, który informowałby który jest który.</text:p>
      <text:p text:style-name="Standard"/>
      <text:p text:style-name="Standard">Czy polecam Fate/Grand Order? Owszem – gra ma przyjemną fabułę, postacie i mechaniki, jedna bitwa nie zajmuje dużo czasu, a sama aplikacja nie jest duża w porównaniu z innymi dziełami tego typu. Do tego to jedyny znany mi tytuł, w którym król Artur z mieczem świetlnym (postać dodana do gry na Prima Aprilis, ale zaskakująco użyteczna) może walczyć z faraonem Ozymandiasem.</text:p>
      <text:p text:style-name="Standard"/>
      <text:p text:style-name="Standard"/>
      <text:p text:style-name="Standard"><text:a xlink:type="simple" xlink:href="https://img1.ak.crunchyroll.com/i/spire4/12a6c339dcbfde4ae02b83bc79d0efad1532911061_full.jpg" text:style-name="ListLabel_20_1" text:visited-style-name="ListLabel_20_1"><text:span text:style-name="T1">https://img1.ak.crunchyroll.com/i/spire4/12a6c339dcbfde4ae02b83bc79d0efad1532911061_full.jpg</text:span></text:a> – logo</text:p>
      <text:p text:style-name="Standard"/>
      <text:p text:style-name="Standard"><text:soft-page-break/><text:a xlink:type="simple" xlink:href="https://grandorder.gamepress.gg/sites/grandorder/files/2018-07/Camelot_Map_UpdtF.png" text:style-name="ListLabel_20_1" text:visited-style-name="ListLabel_20_1"><text:span text:style-name="T1">https://grandorder.gamepress.gg/sites/grandorder/files/2018-07/Camelot_Map_UpdtF.png</text:span></text:a></text:p>
      <text:p text:style-name="Standard"/>
      <text:p text:style-name="Standard"><text:a xlink:type="simple" xlink:href="https://vignette.wikia.nocookie.net/fategrandorder/images/9/98/JeanneAlter1.png/revision/latest?cb=20160411111159" text:style-name="ListLabel_20_1" text:visited-style-name="ListLabel_20_1"><text:span text:style-name="T1">https://vignette.wikia.nocookie.net/fategrandorder/images/9/98/JeanneAlter1.png/revision/latest?cb=20160411111159</text:span></text:a> </text:p>
      <text:p text:style-name="Standard"/>
      <text:p text:style-name="Standard"/>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0.4$Windows_x86 LibreOffice_project/057fc023c990d676a43019934386b85b21a9ee99</meta:generator>
    <dc:date>2019-09-20T19:19:46.034000000</dc:date>
    <meta:editing-duration>PT23H57M45S</meta:editing-duration>
    <meta:editing-cycles>1</meta:editing-cycles>
    <meta:document-statistic meta:table-count="0" meta:image-count="0" meta:object-count="0" meta:page-count="3" meta:paragraph-count="14" meta:word-count="942" meta:character-count="6765" meta:non-whitespace-character-count="5823"/>
  </office:meta>
</office:document-meta>
</file>